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erimentalTaglet.i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erimentalTaglet.in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erimentalTaglet.toString( Tag [ ] ta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perimentalTagle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erimentalTaglet.isInlin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erimentalTaglet.register( Map taglet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perimentalTaglet.inOver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erimentalTaglet.in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erimentalTaglet.i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erimentalTaglet.toString( Ta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erimentalTaglet.i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